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AZHBOPJHKPE5?a_id=304SM51WA3468VEEM2FCMKI5MJ6BSW&amp;b_id=3550647" xlink:type="simple">AAZHBOPJHKPE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17ODK9TPFT24?a_id=33PPUNGG385QPEHHDRVAISKCRK8RZT&amp;b_id=3550647" xlink:type="simple">A317ODK9TPFT2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7OP8C3IRZPH0?a_id=34PGFRQONOB5XVTZUZ2UHX4301BJW4&amp;b_id=3550647" xlink:type="simple">A27OP8C3IRZP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5O4KQQFM5CSR?a_id=3DI28L7YXAE4LER4JA2IRR1HZG6E1F&amp;b_id=3550647" xlink:type="simple">A25O4KQQFM5CS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TF3ITVS2XXFV?a_id=3EWIJTFFVO74EP6MNRYIDMI7UO0E0C&amp;b_id=3550647" xlink:type="simple">A2TF3ITVS2XXF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Q0Q8FU9XCXYU?a_id=3OHYZ19UGC5MRTHT97Y774OY7CIAO3&amp;b_id=3550647" xlink:type="simple">A1Q0Q8FU9XCXYU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LBQT5SJI6F3R?a_id=3Q5C1WP23M14PVYB899FNXV4MN7151&amp;b_id=3550647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  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50BOXII7BKNP?a_id=3YHH42UU5BFIKVGE4DLMQH8R3L50LP&amp;b_id=3550647" xlink:type="simple">A150BOXII7BK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FROST The task took me 7 minutes to complete. The test could be around how different phrases accept how people view lies? and how different pauses or "tells" give the subject away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88BTZAXQ48O3?a_id=3ZY8KE4ISJ394TX7ZFH7SWXB7NCQV3&amp;b_id=3550647" xlink:type="simple">A388BTZAXQ48O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5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17ODK9TPFT24?a_id=32KTQ2V7RDFKM7MC4L5UJ5O96UZ9MM&amp;b_id=3551919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B7SLWCVD08M4?a_id=3JAOYWH7VI40GP4R494FJS9K6P99LK&amp;b_id=3551919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7OP8C3IRZPH0?a_id=3L6L49WXW0XLHUVUVRSHLV27Y7V54W&amp;b_id=3551919" xlink:type="simple">A27OP8C3IRZPH0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1Q0Q8FU9XCXYU?a_id=3MX2NQ3YC9UCFWJ4F2UMI6Z5R2ZX52&amp;b_id=3551919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5O4KQQFM5CSR?a_id=3PZDLQMM0TLWD1PM6NW16MBJ6AL2C5&amp;b_id=3551919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PD8A11HXR94C?a_id=3RGU30DZTA89SJZLQXW78Z2C20NJM5&amp;b_id=3551919" xlink:type="simple">APD8A11HXR94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AZHBOPJHKPE5?a_id=3SITXWYCNV9E4C0DGCLZLSZX1YMBXI&amp;b_id=3551919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EN925F3RNQWT?a_id=3TE3O8573080J3E5OKMWVHA56CQ2RF&amp;b_id=3551919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9T04GZB3G6FK?a_id=3YMU66OBIN8D9389RUVRJH20TMXHGG&amp;b_id=3551919" xlink:type="simple">A29T04GZB3G6F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EQERICZS261N?a_id=30H4UDGLT2I5EU2JLA1R5VOOB2GPM4&amp;b_id=3558091" xlink:type="simple">AEQERICZS261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Probably just testing something to do with the bonus rounds!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2BHMDA2GFFOC?a_id=30H4UDGLT2I5EU2JLA1R5VOOB2VPMJ&amp;b_id=3558091" xlink:type="simple">A32BHMDA2GFFO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8MG85WJYKVA?a_id=31IBVUNM9SZCD47YLZ6DGXTX0P4FV7&amp;b_id=3558091" xlink:type="simple">A2C8MG85WJYKV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EN925F3RNQWT?a_id=323Q6SJS8IG7V3CEGAP91W2OSA3HFT&amp;b_id=3558091" xlink:type="simple">A3EN925F3RNQWT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JO4Z8LY6IDKB?a_id=32AT8R96GL9L4UNKMTW7RAATB80SUP&amp;b_id=3558091" xlink:type="simple">A1JO4Z8LY6IDKB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ask took about nine and a half minutes - assuming the test has something to do with how likely we are to think the person is lying when told that they're telling the truth half the time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QSODJ1E706K?a_id=33F859I566DHIM0YB83DI6B3DDOHBQ&amp;b_id=3558091" xlink:type="simple">A1LQSODJ1E706K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Completion Code: THOREAU It took about 6 minutes. I thing its a guess game(Luck)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IRQ05LHE0KQ?a_id=3483FV8BEEJ7XKGLWWJYKMJ9ASK26V&amp;b_id=3558091" xlink:type="simple">A9IRQ05LHE0KQ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9.56min. i think the purpose is to measure the effect of intonation on perception of truthfulnes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4EHHK4GZN29?a_id=34HJIJKLP5W2FOA91IAUPTW6BZ3V47&amp;b_id=3558091" xlink:type="simple">A334EHHK4GZN29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QOY20HZIZCE?a_id=35DR22AR5DK91HW01J6T391LDAN3X5&amp;b_id=3558091" xlink:type="simple">AMQOY20HZIZCE</text:a></text:p>
          </table:table-cell>
          <table:table-cell office:value-type="string" calcext:value-type="string">
            <text:p>  75% (3/4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HYXPKP177S9?a_id=36W0OB37HWED0K3EHMJG4OI64FWZHY&amp;b_id=3558091" xlink:type="simple">A18HYXPKP177S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8E6HNG1MQW3?a_id=37M28K1J0QD8QIQWTU62Z87C8NNAJ9&amp;b_id=3558091" xlink:type="simple">AP8E6HNG1MQW3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8MS88CH35ZP?a_id=37QW5D2ZRGMN6XG7JQV2VIS4EI2S85&amp;b_id=3558091" xlink:type="simple">A1L8MS88CH35Z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KIGN2RXEZ993?a_id=39KFRKBFINVNNBFWPDCNAQ65A98YO0&amp;b_id=3558091" xlink:type="simple">A2KIGN2RXEZ99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AZHBOPJHKPE5?a_id=3C2NJ6JBKAHF45MDVD5FMX5V5I5N2M&amp;b_id=3558091" xlink:type="simple">AAZHBOPJHKPE5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TAM7CAKT4BH2?a_id=3COPXFW7XBCAO62G0YOBQIWKMZSPKA&amp;b_id=3558091" xlink:type="simple">A1TAM7CAKT4BH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GJLE5WTY7THM?a_id=3DL65MZB8DFO8H12Z7R28NK83HLCEZ&amp;b_id=3558091" xlink:type="simple">AGJLE5WTY7TH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(i think the task took me about 17 mins i think they are trying to gauge our reactions to when we are being told the truth and otherwise 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17ODK9TPFT24?a_id=3E13VNJ1NNVG1JTQFTS9C6Z9RDXI1K&amp;b_id=3558091" xlink:type="simple">A317ODK9TPFT2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GAVMTF1Z8LP?a_id=3EF8EXOTT1VCWUDWXBD9O7E94UR1JO&amp;b_id=3558091" xlink:type="simple">A3PGAVMTF1Z8L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Q0Q8FU9XCXYU?a_id=3FE2ERCCZX8TEXNVYQG4XZDT622POQ&amp;b_id=3558091" xlink:type="simple">A1Q0Q8FU9XCXYU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NQ86UDXZT5CR?a_id=3GDTJDAPVUBK8232ZTZGJ9TYMSOM8P&amp;b_id=3558091" xlink:type="simple">A1NQ86UDXZT5C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JD2MXWESMG7?a_id=3GU1KF0O4I19V3YMULBIRFDUZ3RPBU&amp;b_id=3558091" xlink:type="simple">A18JD2MXWESMG7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DD63B3AMQ9NP?a_id=3I3WADAZ9Q4PLN5CEB7QZT8CF455OS&amp;b_id=3558091" xlink:type="simple">A3DD63B3AMQ9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about 8 minutes to complete. Potentially testing for lie detection in how people phrase certain sentence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M0F9UU8VLL3R?a_id=3JBT3HLQF825D1120ZRLDXKXQ88ZP9&amp;b_id=3558091" xlink:type="simple">A1M0F9UU8VLL3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7SLWCVD08M4?a_id=3JPSL1DZ5SZ498HH8SYUSFOTH6XNAT&amp;b_id=3558091" xlink:type="simple">A2B7SLWCVD08M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X0O03OQ4EJ5?a_id=3KAKFY4PGU2CBM752X6S0ZE6PXJI3K&amp;b_id=3558091" xlink:type="simple">A2BX0O03OQ4EJ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 12 mins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3TA3WX9VH0MM?a_id=3KB8R4ZV1E73IQ5NR2LVX6Z2YC1BG9&amp;b_id=3558091" xlink:type="simple">A13TA3WX9VH0M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INBFVWDM4OFW?a_id=3L6L49WXW0XLHUVUVRSHLV27YB245A&amp;b_id=3558091" xlink:type="simple">A3INBFVWDM4OFW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anks for the opportunity, lots of fun. More please :)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0H28C1CN9YY1?a_id=3LKC68YZ3A3JY6KWACUZPTLPZZ6OWL&amp;b_id=3558091" xlink:type="simple">A30H28C1CN9YY1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S795QOR5VMJ5?a_id=3M0NZ3JDP1Y1KRJJGKI7FRFGZ665ZO&amp;b_id=3558091" xlink:type="simple">A1S795QOR5VM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me 11 minutes not sure what you were testing! Apart from if I could judge lying??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SMSCHRHB9FML?a_id=3M0NZ3JDP1Y1KRJJGKI7FRFGZ67Z5J&amp;b_id=3558091" xlink:type="simple">ASMSCHRHB9FML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ook 8 mins, experiment is regarding how we compute the sound of lies or truth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T1C4Q03Q1B71?a_id=3N2BF7Y2VQUD1D4V2XTMWMMXPBKHM5&amp;b_id=3558091" xlink:type="simple">A3T1C4Q03Q1B7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O4KQQFM5CSR?a_id=3N4BPTXIO8SNGBACHKN50OJJUEKKUX&amp;b_id=3558091" xlink:type="simple">A25O4KQQFM5CSR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10SC5K5Y3IHS?a_id=3NVC2EB65QZY1MMA6FSVMN8UFGHY36&amp;b_id=3558091" xlink:type="simple">A110SC5K5Y3IHS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around twenty minutes. Could be testing that it importance in non-verbal queues in assessing the veracity of an utterance by showcasing that their absence makes such assessments more difficult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5FGS01EIF1Z?a_id=3OLQQLKKNSPBGV789Z8OVRX3T1UJEK&amp;b_id=3558091" xlink:type="simple">A145FGS01EIF1Z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 10 minutes. Effects of Disfluency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FHY8QSNNPM2S?a_id=3OLQQLKKNSPBGV789Z8OVRX3T3TJEN&amp;b_id=3558091" xlink:type="simple">A2FHY8QSNNPM2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EEUA397IZZPX?a_id=3R6BYFZZP7C4HTCTLE7V4IQIG05FX3&amp;b_id=3558091" xlink:type="simple">A1EEUA397IZZPX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- took 10m 50s to complete. Would of been nice to see the scores at the end again. I don't know how well I did against other people which was suggested at the beginning if I could beat some of the scores. Reaction speed possible as well as understanding of inflection in the voice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AMI1W60IJLYJ?a_id=3RRCEFRB7MCN6AC3W1JUOH2Z88HB4D&amp;b_id=3558091" xlink:type="simple">A3AMI1W60IJLY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1OE5PDBXVV1?a_id=3TPZPLC3M0C4S8U9FSWC9WFIBDD3PK&amp;b_id=3558091" xlink:type="simple">A251OE5PDBXVV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UA4DNJFUNQ44?a_id=3WLEIWSYHOHNU902SFA2HD8ZJ6X2HT&amp;b_id=3558091" xlink:type="simple">A3UA4DNJFUNQ4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LK53VJY2AM0O?a_id=3Y5140Z9DXGJIBCS0V3ZD2H7UT4IPP&amp;b_id=3558091" xlink:type="simple">ALK53VJY2AM0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WGFLO4K32OVJ?a_id=3137ONMDKG51PTH71TNLYE5N1DMGEU&amp;b_id=3558091" xlink:type="simple">AWGFLO4K32OVJ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Around 10 minutes. It made me think how easy it is to lie! And how trusting we have to be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Z9Z0D8IASTKK?a_id=3634BBTX0OU7RYNYMS7U1833SS1FID&amp;b_id=3558091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XXAHTYA3BN3?a_id=369J354OFDAXCEOSVB4NMQDAKF0G6B&amp;b_id=3558091" xlink:type="simple">APXXAHTYA3BN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8ULVCB6OYU3O?a_id=39KFRKBFINVNNBFWPDCNAQ65AC3OYR&amp;b_id=3558091" xlink:type="simple">A28ULVCB6OYU3O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Code: THOREAU It took about ten minutes. I think it was to see if we can see how truthful people are based on the sound of their voic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D8QW5F2RXVXZ?a_id=3DOCMVPBTNEBTRB6HW3ZEL8TGIYNNP&amp;b_id=3558091" xlink:type="simple">A1D8QW5F2RXVX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4UW5LJPVNWA9?a_id=3DUZQ9U6SMOLH9CKRJ6CNWCCPHXVS9&amp;b_id=3558091" xlink:type="simple">A24UW5LJPVNWA9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 think I improved my deception detecti..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6FOB7B8AG3MI?a_id=3M81GAB8A0JUVFZ1UYQ7RK3442DBQD&amp;b_id=3558091" xlink:type="simple">A26FOB7B8AG3MI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..testing the linquistic to check how a person communication can influence a listeners interpretation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KD64K2S701VD?a_id=3R08VXYT7CVCD0SXTQDXE7ZU9F57WX&amp;b_id=3558091" xlink:type="simple">A1KD64K2S701VD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he task took me 10 minutes, I think you are testing how people hide the truth in the tone of their voice. Thank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ZDO5ZO0EEL6?a_id=3RXCAC0YIRPKGS7GOQ1L6491QBKG8T&amp;b_id=3558091" xlink:type="simple">APZDO5ZO0EEL6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PNVYCV1ND3IB?a_id=3YMU66OBIN8D9389RUVRJH20TSFHGA&amp;b_id=3558091" xlink:type="simple">A1PNVYCV1ND3I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8" table:number-rows-repeated="5">
          <table:table-cell table:style-name="Default" table:number-columns-repeated="4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09:10:19.658381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3-15T09:11:00.158558846</dc:date>
    <meta:editing-duration>PT19M37S</meta:editing-duration>
    <meta:editing-cycles>15</meta:editing-cycles>
    <meta:generator>LibreOffice/6.0.7.3$Linux_X86_64 LibreOffice_project/00m0$Build-3</meta:generator>
    <meta:document-statistic meta:table-count="1" meta:cell-count="757" meta:object-count="0"/>
  </office:meta>
</office:document-meta>
</file>